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08f" officeooo:paragraph-rsid="000c908f"/>
    </style:style>
    <style:style style:name="P2" style:family="paragraph" style:parent-style-name="Standard">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ans le cadre de ma formation AI engineer d'Openclassrooms je dois réaliser le projet ci-dessous sans me donner pour le moment une piste pour un workflow peux tu m'estimer le temps nécessaire en heures pour réaliser ce projet qui doit déboucher sur un notebook jupyter lab et une soutenance orale ? peux tu m'expliquer dans une optique de recherche d'emploi la valeur de ce projet et me donner avec justificaitons le niveau de difficulté de ce projet ?</text:p>
      <text:p text:style-name="Standard"/>
      <text:p text:style-name="Standard">Concevez et déployez un</text:p>
      <text:p text:style-name="Standard">système RAG</text:p>
      <text:p text:style-name="Standard">Réalisez un système Retrieval-Augmented Generation fonctionnel basé sur</text:p>
      <text:p text:style-name="Standard">LangChain et le modèle Mistral, soutenu par une base vectorielle Faiss.</text:p>
      <text:p text:style-name="Standard">Compétences cibles</text:p>
      <text:p text:style-name="Standard">Créer les processus de test</text:p>
      <text:p text:style-name="Standard">Exposer les résultats aux directions (via une API) en vue de leur exploitation</text:p>
      <text:p text:style-name="Standard">Identifier ou créer une API compatible et l’intégrer pour permettre l’accès aux résultats</text:p>
      <text:p text:style-name="Standard">Identifier ou créer un modèle d’apprentissage adapté aux contraintes et aux besoins</text:p>
      <text:p text:style-name="Standard">métier</text:p>
      <text:p text:style-name="Standard">Analysez vos données textuelles</text:p>
      <text:p text:style-name="Standard">Moyenne 8 heures</text:p>
      <text:p text:style-name="Standard">Les données textuelles, non structurées, sont omniprésentes</text:p>
      <text:p text:style-name="Standard">dans vos fils d'actualité, ou encore sur les réseaux sociaux.</text:p>
      <text:p text:style-name="Standard">Transformez et modélisez vos données textes grâce aux bag of</text:p>
      <text:p text:style-name="Standard">words, aux word embedding et même aux réseaux de</text:p>
      <text:p text:style-name="Standard">neurones !</text:p>
      <text:p text:style-name="Standard"/>
      <text:p text:style-name="P2">https://chatgpt.com/c/69879bd6-7910-8331-a94a-a0e00922f3f3</text:p>
      <text:p text:style-name="Standard"/>
      <text:p text:style-name="P1">Temps estimé : 65 heures soit 130 heures</text:p>
      <text:p text:style-name="P1"/>
      <text:p text:style-name="P1"/>
      <text:p text:style-name="P1">Projet 7: Concevez et déployez un système RAG</text:p>
      <text:p text:style-name="P1">Temps estimé: 65 heures soit 130 heures</text:p>
      <text:p text:style-name="P1">Motivation forte</text:p>
      <text:p text:style-name="P1">pouvoir exploiter des textes non structurés (e-mails, réseaux sociaux, documents internes, etc.) </text:p>
      <text:p text:style-name="P1">pour transformer ces données en informations permettant une prise de décisions</text:p>
      <text:p text:style-name="P1">Difficulté moyenne à avancé</text:p>
      <text:p text:style-name="P1">Maitrise du NLP et du embedding, prétraitement chronophage des données, synchroniser la chaîne NLP - RAG - LLM.</text:p>
      <text:p text:style-name="P1">Gérer la problématique de volume des données pour ne pas avoir un modèle lent en infér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7T21:07:19.331354603</meta:creation-date>
    <meta:generator>LibreOffice/24.2.7.2$Linux_X86_64 LibreOffice_project/420$Build-2</meta:generator>
    <dc:date>2026-02-07T21:16:35.297296218</dc:date>
    <meta:editing-duration>PT9M16S</meta:editing-duration>
    <meta:editing-cycles>1</meta:editing-cycles>
    <meta:document-statistic meta:table-count="0" meta:image-count="0" meta:object-count="0" meta:page-count="1" meta:paragraph-count="28" meta:word-count="281" meta:character-count="1816" meta:non-whitespace-character-count="1562"/>
  </office:meta>
</office:document-meta>
</file>